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Source Code Pro" svg:font-family="'Source Code Pro'"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writing-mode="lr-tb"/>
    </style:style>
    <style:style style:name="Table1.A" style:family="table-column">
      <style:table-column-properties style:column-width="2.2486in"/>
    </style:style>
    <style:style style:name="Table1.B" style:family="table-column">
      <style:table-column-properties style:column-width="4.6785in"/>
    </style:style>
    <style:style style:name="Table1.A1" style:family="table-cell">
      <style:table-cell-properties style:vertical-align="top" fo:padding="0.0382in" fo:border="1pt solid #000000"/>
    </style:style>
    <style:style style:name="Table2" style:family="table">
      <style:table-properties style:width="6.9271in" fo:margin-left="0in" table:align="left" style:writing-mode="lr-tb"/>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style:vertical-align="top" fo:padding="0.0382in" fo:border="1pt solid #000000"/>
    </style:style>
    <style:style style:name="P1" style:family="paragraph" style:parent-style-name="Standard">
      <style:paragraph-properties fo:line-height="100%" style:writing-mode="lr-tb"/>
    </style:style>
    <style:style style:name="P2" style:family="paragraph" style:parent-style-name="Standard">
      <style:paragraph-properties fo:line-height="100%" fo:break-before="auto" fo:break-after="auto" style:writing-mode="lr-tb"/>
      <style:text-properties fo:font-size="18pt"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 style:family="paragraph" style:parent-style-name="Standard">
      <style:paragraph-properties fo:line-height="100%" fo:break-before="auto" fo:break-after="auto" style:writing-mode="lr-tb"/>
    </style:style>
    <style:style style:name="P5" style:family="paragraph" style:parent-style-name="Standard">
      <style:paragraph-properties fo:line-height="100%" fo:text-align="center" style:justify-single-word="false" fo:break-before="auto" fo:break-after="auto" style:writing-mode="lr-tb"/>
    </style:style>
    <style:style style:name="P6"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break-before="auto" fo:break-after="auto" style:writing-mode="lr-tb"/>
    </style:style>
    <style:style style:name="P7"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break-before="auto" fo:break-after="auto" style:writing-mode="lr-tb"/>
      <style:text-properties officeooo:paragraph-rsid="000e8148"/>
    </style:style>
    <style:style style:name="P8"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9"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master-page-name="Standard">
      <style:paragraph-properties fo:line-height="100%" fo:text-align="center"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13"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break-before="auto" fo:break-after="auto" style:writing-mode="lr-tb"/>
    </style:style>
    <style:style style:name="P14" style:family="paragraph" style:parent-style-name="Standard">
      <style:text-properties officeooo:rsid="001e8ce1" officeooo:paragraph-rsid="00294112"/>
    </style:style>
    <style:style style:name="P15" style:family="paragraph" style:parent-style-name="Standard">
      <style:text-properties officeooo:rsid="002037e5" officeooo:paragraph-rsid="003d5c95"/>
    </style:style>
    <style:style style:name="P16" style:family="paragraph" style:parent-style-name="Standard">
      <style:text-properties fo:font-style="italic" officeooo:rsid="0028685f" officeooo:paragraph-rsid="0028685f" style:font-style-asian="italic" style:font-style-complex="italic"/>
    </style:style>
    <style:style style:name="P17" style:family="paragraph" style:parent-style-name="Text_20_body" style:master-page-name="">
      <loext:graphic-properties draw:fill="none"/>
      <style:paragraph-properties fo:margin-left="0in" fo:margin-right="0in" fo:margin-top="0in" fo:margin-bottom="0.0835in" loext:contextual-spacing="false" fo:text-indent="0in" style:auto-text-indent="false" style:page-number="auto"/>
    </style:style>
    <style:style style:name="P18" style:family="paragraph" style:parent-style-name="Text_20_body">
      <loext:graphic-properties draw:fill="none"/>
      <style:paragraph-properties fo:margin-left="0in" fo:margin-right="0in" fo:margin-top="0in" fo:margin-bottom="0.0835in" loext:contextual-spacing="false" fo:text-indent="0in" style:auto-text-indent="false"/>
    </style:style>
    <style:style style:name="P19" style:family="paragraph" style:parent-style-name="Heading_20_1" style:list-style-name="">
      <style:paragraph-properties fo:line-height="100%" style:writing-mode="lr-tb"/>
      <style:text-properties officeooo:rsid="0050ef86" officeooo:paragraph-rsid="0050ef86"/>
    </style:style>
    <style:style style:name="P20" style:family="paragraph" style:parent-style-name="Heading_20_1" style:list-style-name="">
      <style:paragraph-properties fo:line-height="100%" style:writing-mode="lr-tb"/>
      <style:text-properties officeooo:rsid="0051e57a" officeooo:paragraph-rsid="0051e57a"/>
    </style:style>
    <style:style style:name="P21" style:family="paragraph" style:parent-style-name="Heading_20_1">
      <style:paragraph-properties fo:line-height="100%" fo:break-before="page" style:writing-mode="lr-tb"/>
    </style:style>
    <style:style style:name="P22" style:family="paragraph" style:parent-style-name="Contents_20_10">
      <style:paragraph-properties>
        <style:tab-stops>
          <style:tab-stop style:position="5.1563in" style:type="right" style:leader-style="dotted" style:leader-text="."/>
        </style:tab-stops>
      </style:paragraph-properties>
    </style:style>
    <style:style style:name="P23" style:family="paragraph" style:parent-style-name="Heading_20_2">
      <style:paragraph-properties fo:line-height="100%" fo:break-before="auto" fo:break-after="auto" style:writing-mode="lr-tb"/>
    </style:style>
    <style:style style:name="P24" style:family="paragraph" style:parent-style-name="Heading_20_2">
      <style:paragraph-properties fo:line-height="100%" fo:break-before="auto" fo:break-after="auto" style:writing-mode="lr-tb"/>
      <style:text-properties officeooo:rsid="002037e5" officeooo:paragraph-rsid="0028685f"/>
    </style:style>
    <style:style style:name="P25" style:family="paragraph" style:parent-style-name="Heading_20_2">
      <style:paragraph-properties fo:break-before="auto" fo:break-after="auto"/>
      <style:text-properties officeooo:rsid="0028685f" officeooo:paragraph-rsid="0028685f"/>
    </style:style>
    <style:style style:name="P26" style:family="paragraph" style:parent-style-name="Heading_20_2">
      <style:text-properties officeooo:rsid="001e8ce1" officeooo:paragraph-rsid="001e8ce1"/>
    </style:style>
    <style:style style:name="P27" style:family="paragraph" style:parent-style-name="Heading_20_3">
      <style:paragraph-properties fo:line-height="100%" fo:break-before="auto" fo:break-after="auto" style:writing-mode="lr-tb"/>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18pt" fo:font-weight="bold" style:font-size-asian="18pt" style:font-weight-asian="bold" style:font-size-complex="18pt" style:font-weight-complex="bold"/>
    </style:style>
    <style:style style:name="T2"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color="#000000" style:text-line-through-style="none" style:text-line-through-type="none" style:font-name="Times New Roman" fo:font-size="12pt" fo:font-style="normal" style:text-underline-style="none" fo:font-weight="normal" officeooo:rsid="000e8148"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fo:color="#000000" style:text-line-through-style="none" style:text-line-through-type="none" style:font-name="Times New Roman" fo:font-size="12pt" fo:font-style="normal" style:text-underline-style="none" fo:font-weight="normal" officeooo:rsid="000f260a"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color="#000000" style:text-line-through-style="none" style:text-line-through-type="none" style:font-name="Times New Roman" fo:font-size="12pt" fo:font-style="normal" style:text-underline-style="none" fo:font-weight="normal" officeooo:rsid="000feee3"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fo:color="#000000" style:text-line-through-style="none" style:text-line-through-type="none" style:font-name="Times New Roman" fo:font-size="12pt" fo:font-style="normal" style:text-underline-style="none" fo:font-weight="normal" officeooo:rsid="00117609"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line-through-style="none" style:text-line-through-type="none" style:font-name="Times New Roman" fo:font-size="12pt" fo:font-style="normal" style:text-underline-style="none" fo:font-weight="normal" officeooo:rsid="001401e9" style:font-name-asian="Times New Roman" style:font-size-asian="12pt" style:font-style-asian="normal" style:font-weight-asian="normal" style:font-name-complex="Times New Roman" style:font-size-complex="12pt" style:font-style-complex="normal" style:font-weight-complex="normal"/>
    </style:style>
    <style:style style:name="T8" style:family="text">
      <style:text-properties fo:color="#000000" style:text-line-through-style="none" style:text-line-through-type="none" style:font-name="Times New Roman" fo:font-size="12pt" fo:font-style="normal" style:text-underline-style="none" fo:font-weight="normal" officeooo:rsid="00222e12"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fo:color="#0000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0" style:family="text">
      <style:text-properties fo:color="#000000" style:text-line-through-style="none" style:text-line-through-type="none" style:font-name="Times New Roman" fo:font-size="12pt" fo:font-style="italic" style:text-underline-style="none" fo:font-weight="normal" officeooo:rsid="000f260a" style:font-name-asian="Times New Roman" style:font-size-asian="12pt" style:font-style-asian="italic" style:font-weight-asian="normal" style:font-name-complex="Times New Roman" style:font-size-complex="12pt" style:font-style-complex="italic" style:font-weight-complex="normal"/>
    </style:style>
    <style:style style:name="T11" style:family="text">
      <style:text-properties fo:color="#000000" style:text-line-through-style="none" style:text-line-through-type="none" style:font-name="Times New Roman" fo:font-size="12pt" fo:font-style="italic" style:text-underline-style="none" fo:font-weight="normal" officeooo:rsid="000feee3" style:font-name-asian="Times New Roman" style:font-size-asian="12pt" style:font-style-asian="italic" style:font-weight-asian="normal" style:font-name-complex="Times New Roman" style:font-size-complex="12pt" style:font-style-complex="italic" style:font-weight-complex="normal"/>
    </style:style>
    <style:style style:name="T12" style:family="text">
      <style:text-properties fo:color="#000000" style:text-line-through-style="none" style:text-line-through-type="none" style:font-name="Times New Roman" fo:font-size="12pt" fo:font-style="italic" style:text-underline-style="none" fo:font-weight="normal" officeooo:rsid="00222e12" style:font-name-asian="Times New Roman" style:font-size-asian="12pt" style:font-style-asian="italic" style:font-weight-asian="normal" style:font-name-complex="Times New Roman" style:font-size-complex="12pt"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officeooo:rsid="002037e5" style:font-style-asian="italic" style:font-style-complex="italic"/>
    </style:style>
    <style:style style:name="T15" style:family="text">
      <style:text-properties fo:font-style="italic" officeooo:rsid="003d5c95" style:font-style-asian="italic" style:font-style-complex="italic"/>
    </style:style>
    <style:style style:name="T16" style:family="text">
      <style:text-properties fo:font-style="italic" officeooo:rsid="003e54e3"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d5c95" style:font-style-asian="normal" style:font-style-complex="normal"/>
    </style:style>
    <style:style style:name="T19" style:family="text">
      <style:text-properties officeooo:rsid="002037e5"/>
    </style:style>
    <style:style style:name="T20" style:family="text">
      <style:text-properties officeooo:rsid="002380b0"/>
    </style:style>
    <style:style style:name="T21" style:family="text">
      <style:text-properties officeooo:rsid="0024fcef"/>
    </style:style>
    <style:style style:name="T22" style:family="text">
      <style:text-properties officeooo:rsid="0028685f"/>
    </style:style>
    <style:style style:name="T23" style:family="text">
      <style:text-properties officeooo:rsid="00294112"/>
    </style:style>
    <style:style style:name="T24" style:family="text">
      <style:text-properties officeooo:rsid="00357a7e"/>
    </style:style>
    <style:style style:name="T25" style:family="text">
      <style:text-properties officeooo:rsid="0035e53f"/>
    </style:style>
    <style:style style:name="T26" style:family="text">
      <style:text-properties officeooo:rsid="0036e722"/>
    </style:style>
    <style:style style:name="T27" style:family="text">
      <style:text-properties officeooo:rsid="003c6fd4"/>
    </style:style>
    <style:style style:name="T28" style:family="text">
      <style:text-properties officeooo:rsid="003d5c95"/>
    </style:style>
    <style:style style:name="T29" style:family="text">
      <style:text-properties officeooo:rsid="003e54e3"/>
    </style:style>
    <style:style style:name="T30" style:family="text">
      <style:text-properties officeooo:rsid="00408ac7"/>
    </style:style>
    <style:style style:name="T31" style:family="text">
      <style:text-properties officeooo:rsid="0041652d"/>
    </style:style>
    <style:style style:name="T32" style:family="text">
      <style:text-properties officeooo:rsid="0044f9ed"/>
    </style:style>
    <style:style style:name="T33" style:family="text">
      <style:text-properties officeooo:rsid="00475de2"/>
    </style:style>
    <style:style style:name="T34" style:family="text">
      <style:text-properties officeooo:rsid="00486cef"/>
    </style:style>
    <style:style style:name="T35" style:family="text">
      <style:text-properties officeooo:rsid="004a6cdf"/>
    </style:style>
    <style:style style:name="T36" style:family="text">
      <style:text-properties officeooo:rsid="005389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AKULTA MATEMATIKY, FYZIKY A INFORMATIKY</text:p>
      <text:p text:style-name="P3">UNIVERZITA KOMENSKÉHO</text:p>
      <text:p text:style-name="P3"/>
      <text:p text:style-name="P3"/>
      <text:p text:style-name="P3"/>
      <text:p text:style-name="P3"/>
      <text:p text:style-name="P3"/>
      <text:p text:style-name="P3"/>
      <text:p text:style-name="P3"/>
      <text:p text:style-name="P3">KATALÓG POŽIADAVIEK</text:p>
      <text:p text:style-name="P5">vizualizácia<text:span text:style-name="T1"> algoritmu Minimax</text:span></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zimný semester 2015/2016</text:p>
      <text:p text:style-name="P4">Stanislav Krajčovič</text:p>
      <text:p text:style-name="P4">Martin Maco</text:p>
      <text:p text:style-name="P4">Miloš Polakovič</text:p>
      <text:p text:style-name="P1">Vlastimil Starec</text:p>
      <text:h text:style-name="P19" text:outline-level="10"><text:soft-page-break/>Obsah</text:h>
      <text:h text:style-name="P20" text:outline-level="10">fix this (if u can)</text:h>
      <text:h text:style-name="P21" text:outline-level="10"><text:bookmark-start text:name="__RefHeading___Toc479_1174319718"/>1 Úvod<text:bookmark-end text:name="__RefHeading___Toc479_1174319718"/><text:bookmark text:name="id.30j0zll"/></text:h>
      <text:h text:style-name="P23" text:outline-level="10"><text:bookmark-start text:name="__RefHeading___Toc481_1174319718"/>1.1 Účel tohto dokumentu<text:bookmark-end text:name="__RefHeading___Toc481_1174319718"/></text:h>
      <text:p text:style-name="P6"><text:span text:style-name="T2">Tento dokument slúži ako východiskový bod pre vývoj aplikácie</text:span><text:span text:style-name="T9"> minimax.py</text:span><text:span text:style-name="T2">. Špecifikuje konkrétne požiadavky zadávateľa na objednanú aplikáciu, rovnako ako kľúčové body potrebné pre proces vývoja. Môže byť použitý pri priebežnom rovnako ako aj finálnom posudzovaní zhody vyvíjanej aplikácie so špecifikáciou zadávateľa, no nemá nemá právny význam (nejedná sa o záväznú zmluvu medzi zadávateľom a vývojárskym tímom).</text:span><text:bookmark text:name="id.1fob9te"/></text:p>
      <text:h text:style-name="P23" text:outline-level="10"><text:bookmark-start text:name="__RefHeading___Toc483_1174319718"/>1.2 Rozsah produktu / aplikácie<text:bookmark-end text:name="__RefHeading___Toc483_1174319718"/></text:h>
      <text:p text:style-name="P6"><text:span text:style-name="T2">Výsledným produktom projektu bude GUI aplikácia pre PC, ktorá bude slúžiť na vizualizáciu a interakciu s algoritmom pre umelú inteligenciu známym pod názvom</text:span><text:span text:style-name="T9"> Minimax</text:span><text:span text:style-name="T2"> pre účely vzdelávania.</text:span></text:p>
      <text:h text:style-name="P23" text:outline-level="10"><text:bookmark-start text:name="__RefHeading___Toc485_1174319718"/>1.3 Slovník pojmov, skratky<text:bookmark-end text:name="__RefHeading___Toc485_1174319718"/></text:h>
      <table:table table:name="Table1" table:style-name="Table1">
        <table:table-column table:style-name="Table1.A"/>
        <table:table-column table:style-name="Table1.B"/>
        <table:table-row>
          <table:table-cell table:style-name="Table1.A1" office:value-type="string">
            <text:p text:style-name="P8">Minimax, MinMax alebo MM</text:p>
          </table:table-cell>
          <table:table-cell table:style-name="Table1.A1" office:value-type="string">
            <text:p text:style-name="P9">Algoritmus používaný najmä pri strategických hrách dvoch hráčov</text:p>
          </table:table-cell>
        </table:table-row>
        <table:table-row>
          <table:table-cell table:style-name="Table1.A1" office:value-type="string">
            <text:p text:style-name="P8">minimax.py</text:p>
          </table:table-cell>
          <table:table-cell table:style-name="Table1.A1" office:value-type="string">
            <text:p text:style-name="P9">Pracovný názov vyvíjanej aplikácie. S veľkou pravdepodobnosťou bude mať výsledný software odlišný názov.</text:p>
          </table:table-cell>
        </table:table-row>
        <table:table-row>
          <table:table-cell table:style-name="Table1.A1" office:value-type="string">
            <text:p text:style-name="P8">GUI</text:p>
          </table:table-cell>
          <table:table-cell table:style-name="Table1.A1" office:value-type="string">
            <text:p text:style-name="P6"><text:span text:style-name="T9">Graphical user interface;</text:span><text:span text:style-name="T2"> grafické užívateľské rozhranie.</text:span></text:p>
          </table:table-cell>
        </table:table-row>
        <table:table-row>
          <table:table-cell table:style-name="Table1.A1" office:value-type="string">
            <text:p text:style-name="P8">PC</text:p>
          </table:table-cell>
          <table:table-cell table:style-name="Table1.A1" office:value-type="string">
            <text:p text:style-name="P9">Osobný počítač (desktop alebo laptop)</text:p>
          </table:table-cell>
        </table:table-row>
        <table:table-row>
          <table:table-cell table:style-name="Table1.A1" office:value-type="string">
            <text:p text:style-name="P8">farebná schéma</text:p>
          </table:table-cell>
          <table:table-cell table:style-name="Table1.A1" office:value-type="string">
            <text:p text:style-name="P9">Kombinácia viacerých farieb použitých na vytvorenie grafického výstupu</text:p>
          </table:table-cell>
        </table:table-row>
        <table:table-row>
          <table:table-cell table:style-name="Table1.A1" office:value-type="string">
            <text:p text:style-name="P8">unit test</text:p>
          </table:table-cell>
          <table:table-cell table:style-name="Table1.A1" office:value-type="string">
            <text:p text:style-name="P6"><text:span text:style-name="T2">Druh automatizovaného softwarového testu, ktorý testuje</text:span><text:span text:style-name="T9"> units</text:span><text:span text:style-name="T2"> – najmenšie testovateľné jednotky zdrojového kódu (</text:span><text:span text:style-name="T8">v </text:span><text:span text:style-name="T12">OOP</text:span><text:span text:style-name="T8"> sú to </text:span><text:span text:style-name="T2">najčastejšie buď celé rozhrania </text:span><text:span text:style-name="T8">tried </text:span><text:span text:style-name="T2">alebo </text:span><text:span text:style-name="T8">ich </text:span><text:span text:style-name="T2">jednotlivé funkcie, </text:span><text:span text:style-name="T8">resp. </text:span><text:span text:style-name="T9">metódy</text:span><text:span text:style-name="T2">)</text:span></text:p>
          </table:table-cell>
        </table:table-row>
      </table:table>
      <text:p text:style-name="P26">1.4 Referencie</text:p>
      <text:p text:style-name="P14"><text:span text:style-name="T19">Povzdelať sa </text:span>o algoritme <text:span text:style-name="T13">Minimax</text:span> <text:span text:style-name="T23">v anglickom jazyku je možné </text:span>na <text:span text:style-name="T19">adrese</text:span> <text:a xlink:type="simple" xlink:href="http://wki.pe/Minimax" text:style-name="Internet_20_link" text:visited-style-name="Visited_20_Internet_20_Link"><text:span text:style-name="T23">http://wki.pe/Minimax</text:span></text:a><text:span text:style-name="T23">.</text:span></text:p>
      <text:p text:style-name="P14"><text:span text:style-name="T19">Dokumentácie zvolených programovacích prostredí (</text:span><text:span text:style-name="T14">Python</text:span><text:span text:style-name="T19"> a </text:span><text:span text:style-name="T14">Cython</text:span><text:span text:style-name="T19">) sú dostupné na adresách </text:span><text:a xlink:type="simple" xlink:href="https://docs.python.org/" text:style-name="Internet_20_link" text:visited-style-name="Visited_20_Internet_20_Link"><text:span text:style-name="T19">https://docs.python.org/</text:span></text:a><text:span text:style-name="T19"> a </text:span><text:a xlink:type="simple" xlink:href="http://docs.cython.org/" text:style-name="Internet_20_link" text:visited-style-name="Visited_20_Internet_20_Link"><text:span text:style-name="T19">http://docs.cython.org/</text:span></text:a><text:span text:style-name="T19">, obe tiež v anglickom jazyku.</text:span></text:p>
      <text:p text:style-name="P14"><text:span text:style-name="T19">Licencia </text:span><text:span text:style-name="T14">GNU GPLv3</text:span><text:span text:style-name="T19"> je v anglickom znení voľne dostupná na adrese </text:span><text:a xlink:type="simple" xlink:href="http://www.gnu.org/licenses/gpl-3.0.en.html" text:style-name="Internet_20_link" text:visited-style-name="Visited_20_Internet_20_Link"><text:span text:style-name="T19">http://www.gnu.org/licenses/gpl-3.0.en.html</text:span></text:a><text:span text:style-name="T19">. Jej preklad do slovenského jazyka je dostupný na adrese </text:span><text:a xlink:type="simple" xlink:href="http://www.gpl.sk/v3/" text:style-name="Internet_20_link" text:visited-style-name="Visited_20_Internet_20_Link"><text:span text:style-name="T19">http://www.gpl.sk/v3/</text:span></text:a><text:span text:style-name="T19">.</text:span></text:p>
      <text:p text:style-name="P26">1.5 <text:span text:style-name="T27">Sumár</text:span> zvyšku dokumentu</text:p>
      <text:p text:style-name="P15"><text:span text:style-name="T18">Sekcia</text:span><text:span text:style-name="T15"> Všeobecný opis</text:span> načŕta perspektívu aplikácie, <text:span text:style-name="T20">sumarizuje jej základnú funkcionalitu, </text:span>charakterizuje rôzne druhy jej cieľových užívateľov <text:span text:style-name="T28">a pojednáva o všeobecných obmedzeniach.</text:span></text:p>
      <text:p text:style-name="P15"><text:span text:style-name="T29">Sekcia </text:span><text:span text:style-name="T16">Špecifické požiadavky</text:span><text:span text:style-name="T29"> analyzuje špecifické funkčné </text:span>požiadavky <text:span text:style-name="T21">kladené na vývojárov aplikácie.</text:span></text:p>
      <text:h text:style-name="P21" text:outline-level="10"><text:bookmark-start text:name="__RefHeading___Toc487_1174319718"/>2 Všeobecný opis<text:bookmark-end text:name="__RefHeading___Toc487_1174319718"/><text:bookmark text:name="id.tyjcwt"/></text:h>
      <text:h text:style-name="P23" text:outline-level="10"><text:bookmark-start text:name="__RefHeading___Toc489_1174319718"/>2.1 Perspektíva produktu<text:bookmark-end text:name="__RefHeading___Toc489_1174319718"/></text:h>
      <text:p text:style-name="P6"><text:span text:style-name="T2">Určením aplikácie</text:span><text:span text:style-name="T9"> minimax.py</text:span><text:span text:style-name="T2"> je byť používaná na vzdelávacie účely. Môže byť použitá ako učebná pomôcka na prednáškach, rovnako ako interaktívny sofwarový študijný materiál pre študentov.</text:span><text:bookmark text:name="id.3dy6vkm"/></text:p>
      <text:h text:style-name="P23" text:outline-level="10"><text:bookmark-start text:name="__RefHeading___Toc491_1174319718"/>2.2 Funkcie produktu<text:bookmark-end text:name="__RefHeading___Toc491_1174319718"/></text:h>
      <text:p text:style-name="P9">Grafickým výstupom aplikácie bude vždy vizualizácia momentálneho <text:span text:style-name="T35">stavu zvolenej hry a </text:span>interného stavu algoritmu. Medzi stavmi bude možné v chronologickom poradí prechádzať užívateľskými vstupmi.</text:p>
      <text:p text:style-name="P9">V iných slovách, algoritmus bude v aplikácii možné graficky príjemným spôsobom „krokovať“.</text:p>
      <text:h text:style-name="P23" text:outline-level="10"><text:bookmark-start text:name="__RefHeading___Toc493_1174319718"/><text:span text:style-name="T17">2.3</text:span> Užívateľské charakteristiky<text:bookmark-end text:name="__RefHeading___Toc493_1174319718"/></text:h>
      <text:p text:style-name="P9">Sú dva druhy používateľov, pre ktorých je aplikácia určená:</text:p>
      <table:table table:name="Table2" table:style-name="Table2">
        <table:table-column table:style-name="Table2.A"/>
        <table:table-column table:style-name="Table2.B"/>
        <table:table-row>
          <table:table-cell table:style-name="Table2.A1" office:value-type="string">
            <text:p text:style-name="P10">Rola</text:p>
          </table:table-cell>
          <table:table-cell table:style-name="Table2.A1" office:value-type="string">
            <text:p text:style-name="P10">Popis</text:p>
          </table:table-cell>
        </table:table-row>
        <table:table-row>
          <table:table-cell table:style-name="Table2.A1" office:value-type="string">
            <text:p text:style-name="P11">Prednášajúci</text:p>
          </table:table-cell>
          <table:table-cell table:style-name="Table2.A1" office:value-type="string">
            <text:p text:style-name="P11">Osoba ktorá problematike už rozumie a používa aplikáciu na vysvetlenie fungovania algoritmu svojim študentom.</text:p>
          </table:table-cell>
        </table:table-row>
        <table:table-row>
          <table:table-cell table:style-name="Table2.A1" office:value-type="string">
            <text:p text:style-name="P11">Študent</text:p>
          </table:table-cell>
          <table:table-cell table:style-name="Table2.A1" office:value-type="string">
            <text:p text:style-name="P11">Osoba bez predošlej znalosti problematiky, ktorá buď používa grafické rozhranie aplikácie na pozorovanie a skúmanie stratégie algoritmu, alebo študuje aplikáciu samotnú prostredníctvom jej dokumentácie, zdrojového kódu a existujúcich automatizovaných testov.</text:p>
          </table:table-cell>
        </table:table-row>
      </table:table>
      <text:p text:style-name="P25"><text:bookmark-start text:name="__RefHeading___Toc707_1174319718"/>2.4 Všeobecné obmedzenia<text:bookmark-end text:name="__RefHeading___Toc707_1174319718"/></text:p>
      <text:p text:style-name="P17"><text:bookmark-start text:name="__RefHeading___Toc709_1174319718"/>Relevantnými <text:span text:style-name="T31">softvérovými a hardvérovými</text:span> obmedzeniami na beh aplikácie z hľadiska užívateľa budú najmä použitý <text:span text:style-name="T13">operačný systém</text:span> a <text:span text:style-name="T13">zobrazovacie zariadenie</text:span>. Tieto obmedzenia a k nim zvolené prístupy <text:span text:style-name="T30">pri vývoji</text:span> sú popísané v podkapitolách <text:span text:style-name="T13">Dostupnosť</text:span> a <text:span text:style-name="T13">Použiteľnosť</text:span> sekcie <text:span text:style-name="T13">Špecifické požiadavky</text:span>.<text:bookmark-end text:name="__RefHeading___Toc709_1174319718"/></text:p>
      <text:p text:style-name="P18">Právne obmedzenia sa aplikujú v zmysle licencie <text:span text:style-name="T13">GNU GPLv3</text:span>. V skratke – <text:span text:style-name="T13">minimax.py</text:span> je slobodný softvér, a <text:span text:style-name="T24">teda je poskytovaný bez obmedzení</text:span> slob<text:span text:style-name="T24">ôd</text:span> spustiť aplikáciu na akýkoľvek účel, študovať ju či ju upravovať, kopírovať alebo vylepšovať. <text:span text:style-name="T26">Jedno zmienkyhodné právne </text:span>obmedzen<text:span text:style-name="T25">ie</text:span> <text:span text:style-name="T25">kladené na</text:span> distribúci<text:span text:style-name="T25">u</text:span> upravených <text:span text:style-name="T26">verzií aplikácie však je,</text:span> aby <text:span text:style-name="T25">tieto </text:span>tiež boli distribuované ako slobodný softvér.</text:p>
      <text:h text:style-name="P24" text:outline-level="10">2.<text:span text:style-name="T22">5</text:span> Predpoklady a závislosti</text:h>
      <text:p text:style-name="P16"><text:bookmark-start text:name="__RefHeading___Toc713_1174319718"/>N/A<text:bookmark-end text:name="__RefHeading___Toc713_1174319718"/></text:p>
      <text:h text:style-name="P21" text:outline-level="10"><text:bookmark-start text:name="__RefHeading___Toc495_1174319718"/>3 Špecifické <text:span text:style-name="T36">(funkčné) </text:span>požiadavky<text:bookmark-end text:name="__RefHeading___Toc495_1174319718"/><text:bookmark text:name="id.17dp8vu"/></text:h>
      <text:h text:style-name="P27" text:outline-level="10"><text:bookmark-start text:name="__RefHeading___Toc499_1174319718"/>3.1.1 Dostupnosť<text:bookmark-end text:name="__RefHeading___Toc499_1174319718"/></text:h>
      <text:p text:style-name="P6"><text:span text:style-name="T9">minimax.py</text:span><text:span text:style-name="T2"> je aplikácia určená pre vzdelávacie/akademické prostredie, a musí preto byť prístupná každému bez rozdielov. Týmto požiadavkám bol v plánovacej fáze prispôsobený výber softvérovej licencie a voľba použitých programátorských prostriedkov.</text:span></text:p>
      <text:p text:style-name="P6"><text:span text:style-name="T2">Vo svetle týchto požiadaviek bude výsledná aplikácia distribuovaná pod slobodnou licenciou GNU GPLv3 vo forme zdrojového kódu a binárnych spustiteľných súborov pre operačný systém Microsoft</text:span><text:span text:style-name="T9"> Windows</text:span><text:span text:style-name="T2">.</text:span><text:bookmark text:name="id.3rdcrjn"/></text:p>
      <text:h text:style-name="P23" text:outline-level="10"><text:bookmark-start text:name="__RefHeading___Toc501_1174319718"/>3.1.2 Použiteľnosť<text:bookmark-end text:name="__RefHeading___Toc501_1174319718"/></text:h>
      <text:p text:style-name="P9">Grafický výstup aplikácie by mal byť čo najviac univerzálny. Pod týmto sa rozumie to, aby bol použiteľný na čo najširšom spektre výstupných zariadení a svetelných podmienok. Konkrétne musí byť grafický výstup okrem plochých obrazoviek prispôsobený aj premietaniu na plátno v tmavom, alebo naopak presvetlenom prostredí.</text:p>
      <text:p text:style-name="P9">Vzhľadom na tieto požiadavky bude grafické rozhranie aplikácie realizované tak, aby sa responzívne prispôsobovalo rozlíšeniu výstupného zariadenia (resp. veľkosti svojho okna), a to aj za behu aplikácie.</text:p>
      <text:p text:style-name="P9">Rovnako bude obsahovať možnosť za behu meniť konfiguráciu používanej farebnej schémy, a to podľa svetelných podmienok miestnosti, druhu obrazovky, osobného vkusu a/alebo iných preferencií.</text:p>
      <text:h text:style-name="P27" text:outline-level="10"><text:bookmark-start text:name="__RefHeading___Toc503_1174319718"/>3.1.2 Korektnosť<text:bookmark-end text:name="__RefHeading___Toc503_1174319718"/></text:h>
      <text:p text:style-name="P9">Vzhľadom na svoje určenie pre vzdelávanie musí byť aplikácia korektná v zmysle správnosti implementácie algoritmu a jeho grafickej reprezentácie, t.j. nikdy nemôže spraviť nesprávny krok alebo zobraziť nekorektný výstup.</text:p>
      <text:p text:style-name="P7"><text:span text:style-name="T2">Takáto kvalita softvéru sa dá zaručiť iba dôkladným testovaním kódu, a to tiež iba do istej miery. Preto je jedným z hlavných cieľov vývojárov zodpovedných za samotnú implementáciu algoritmu dosiahnuť čo najvyššie pokrytie relevantného kódu</text:span><text:span text:style-name="T9"> unit test</text:span><text:span text:style-name="T2">ami. </text:span><text:span text:style-name="T3">Okrem toho bude v rôznych fázach vývoja prebiehať funkčné testovanie užívateľských rozhraní externými testermi.</text:span><text:bookmark text:name="id.lnxbz9"/></text:p>
      <text:h text:style-name="P27" text:outline-level="10"><text:bookmark-start text:name="__RefHeading___Toc507_1174319718"/>3.<text:span text:style-name="T32">1</text:span>.<text:span text:style-name="T32">3</text:span> Efektivita<text:bookmark-end text:name="__RefHeading___Toc507_1174319718"/></text:h>
      <text:p text:style-name="P9">Aplikácia musí byť efektívna v zmysle časovej a pamäťovej zložitosti. Toto do istej miery súvisí aj s požiadavkami na dostupnosť a použiteľnosť – suboptimálna efektivita by obmedzovala ako dostupnosť (spodná latka na “najslabší” hardvér by bola o čosi vyššie), tak aj použiteľnosť (dlhší čas odozvy by mohol použitelnosti uškodiť).</text:p>
      <text:p text:style-name="P6"><text:span text:style-name="T2">Týmto kritériám bol prispôsobený vý</text:span><text:span text:style-name="T7">b</text:span><text:span text:style-name="T2">er programovacích jazykov. </text:span><text:span text:style-name="T4">Väčšina aplikácie bude </text:span><text:span text:style-name="T2">napísaná v silne dynamicky typovanom programovacom jazyku</text:span><text:span text:style-name="T9"> Python. </text:span><text:span text:style-name="T4">Vzhľadom na exponenciálnu časovú zložitosti algoritmu a real-time charakter aplikácie však budú </text:span><text:span text:style-name="T2">kritické sekcie </text:span><text:span text:style-name="T4">kódu musieť byť </text:span><text:span text:style-name="T2">implementované za použitia statických dátových štruktúr </text:span><text:span text:style-name="T4">a rutín</text:span><text:span text:style-name="T2">, </text:span><text:span text:style-name="T4">keďže takýto prístup dokáže byť rádovo rýchlejší než jeho dynamický protipól. Pre tieto sekcie kódu bol zvolený programovací jazyk </text:span><text:span text:style-name="T10">Cython</text:span><text:span text:style-name="T4">, </text:span><text:span text:style-name="T5">ktorý zdieľa mnohé z výhod jazykov </text:span><text:span text:style-name="T11">C </text:span><text:span text:style-name="T5">a </text:span><text:span text:style-name="T11">C++.</text:span><text:span text:style-name="T4"> </text:span><text:span text:style-name="T6">T</text:span><text:span text:style-name="T5">akto napísaný kód bude možné elegantne integrovať so zvyškom aplikačného kód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Source Code Pro" svg:font-family="'Source Code Pro'"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class="text">
      <style:paragraph-properties fo:margin-top="0.1665in" fo:margin-bottom="0.0835in" loext: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1665in" fo:margin-bottom="0.0835in"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Standard" style:class="text">
      <style:paragraph-properties fo:margin-top="0.1665in" fo:margin-bottom="0.0835in" loext:contextual-spacing="false" fo:line-height="100%" fo:break-before="auto" fo:break-after="auto" fo:keep-with-next="always" style:writing-mode="lr-tb"/>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auto-update="true"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8:21:29.87</meta:creation-date>
    <dc:date>2015-10-25T23:49:33.297832928</dc:date>
    <meta:editing-duration>PT5H7M48S</meta:editing-duration>
    <meta:editing-cycles>81</meta:editing-cycles>
    <meta:generator>LibreOffice/4.4.5.2$Linux_X86_64 LibreOffice_project/40m0$Build-2</meta:generator>
    <meta:document-statistic meta:table-count="2" meta:image-count="0" meta:object-count="0" meta:page-count="5" meta:paragraph-count="69" meta:word-count="903" meta:character-count="6811" meta:non-whitespace-character-count="5974"/>
  </office:meta>
</office:document-meta>
</file>